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6">
      <style:paragraph-properties fo:text-align="start" style:justify-single-word="false"/>
      <style:text-properties fo:font-weight="normal" style:font-weight-asian="normal" style:font-weight-complex="normal"/>
    </style:style>
    <style:style style:name="P5" style:family="paragraph" style:parent-style-name="Standard" style:list-style-name="L6">
      <style:text-properties fo:font-weight="normal" style:font-weight-asian="normal" style:font-weight-complex="normal"/>
    </style:style>
    <style:style style:name="P6" style:family="paragraph" style:parent-style-name="Standard" style:list-style-name="L7">
      <style:text-properties fo:font-weight="normal" style:font-weight-asian="normal" style:font-weight-complex="normal"/>
    </style:style>
    <style:style style:name="P7" style:family="paragraph" style:parent-style-name="Standard" style:list-style-name="L9">
      <style:text-properties fo:font-weight="normal" style:font-weight-asian="normal" style:font-weight-complex="normal"/>
    </style:style>
    <style:style style:name="P8" style:family="paragraph" style:parent-style-name="Standard" style:list-style-name="L1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éas Anemyr<text:tab/><text:tab/><text:tab/><text:tab/><text:tab/><text:tab/><text:tab/><text:tab/>Rumskulla 4/12 -14</text:p>
      <text:p text:style-name="Standard"/>
      <text:p text:style-name="Standard"/>
      <text:p text:style-name="Standard">Tjena Robin!</text:p>
      <text:p text:style-name="Standard"/>
      <text:p text:style-name="Standard">Tack för att jag fick ta del i att titta på ditt projekt. Det har varit givande att se hur du tänkt och man inser återigen att man uppfattar saker olika. Det märker dusäkert också när du läser min lab.....</text:p>
      <text:p text:style-name="Standard"/>
      <text:p text:style-name="Standard">Jag valde att både ge feedback som kund, men faktiskt även som programmerare, detta trots tidigare kommunikation på facebook :)...</text:p>
      <text:p text:style-name="Standard"/>
      <text:p text:style-name="Standard"><text:span text:style-name="T2">Feedback</text:span></text:p>
      <text:p text:style-name="P1">Kundperspektiv</text:p>
      <text:p text:style-name="P1"/>
      <text:p text:style-name="P1">Visionsdokumemt</text:p>
      <text:list xml:id="list7482716460339744887" text:style-name="L1">
        <text:list-item>
          <text:p text:style-name="P3">Vi vill veta en deadline för en första release</text:p>
        </text:list-item>
      </text:list>
      <text:p text:style-name="P2"/>
      <text:p text:style-name="P1">Sammanställning av Use-Cases</text:p>
      <text:list xml:id="list4060140433055360057" text:style-name="L6">
        <text:list-item>
          <text:p text:style-name="P5">Under Aktör Gymnast finns en möjlighet att registrera sig som användare som jag förstår det. Tveksamt om en gymnast själv ska få registrera sig, åtminstone per automatik. Kan tänka mig att lagledaren på något sätt ska verifiera uppgifterna innan de får komma ”skarpt” in i systemet. Eftersom programmet sak kunna utföra en mängd saker per automatik kanske man inte kan förvänta sig att gymnasterna förstår vikten av att fylla i rätt uppgifter?</text:p>
        </text:list-item>
        <text:list-item>
          <text:p text:style-name="P4">Pluspoäng på tanken om att publiken i princip i realtid ska kunna följa tävlingen på en lägre nivå. Däremot får vi fundera vidare på om detta faktiskt är något som vi förväntat oss vara tillgängligt i systemet. Vi vill ha ett enkelt system som är ett enkelt att handhava utan att drunkna i funktionalitet. Kan</text:p>
        </text:list-item>
        <text:list-item>
          <text:p text:style-name="P5">Hade varit bra med illustrationer tillsammans med tabell (som förövrigt är fin och väl strukturerad) Bilder/Illustrationer gör att en del, t.ex jag, kan ta till mig saker på ett effektivare sett. En liten sträckgubbe → och pratbubbla hade varit kanon.</text:p>
        </text:list-item>
      </text:list>
      <text:p text:style-name="P2"/>
      <text:p text:style-name="P2">Use-Case: Registrera lag</text:p>
      <text:list xml:id="list8300819746154555550" text:style-name="L7">
        <text:list-item>
          <text:p text:style-name="P6">Som lagledare kanske man inte har tid att själv administrera laget. Lagledaren kanske inte ska ansvara för administration?</text:p>
        </text:list-item>
      </text:list>
      <text:p text:style-name="P2">Use-Case: Registrera gymnast</text:p>
      <text:list xml:id="list1738207781" text:continue-list="list8300819746154555550" text:style-name="L7">
        <text:list-item text:start-value="1">
          <text:p text:style-name="P6">Som tidigare nämnt vill vi att personen som administrerar laget har ytterst ansvar för att ”rätt” information kommer in i systemet. Kan man säkerställa detta genom kontroll?</text:p>
        </text:list-item>
      </text:list>
      <text:p text:style-name="P2">Use-Case: Registrea gymnast till lag</text:p>
      <text:list xml:id="list511854671531886557" text:style-name="L9">
        <text:list-item>
          <text:p text:style-name="P7">Nu förstår jag vitsen med att gymnasten registerar sig först :) Det är ett annorlunda händelseförlopp än vi tänkt …, men kanske är ok. Det kanske t.o.m skulle underlätta om gymnasterna inte är hårt knutna till lag. Eventuellt kanske det blir enklare att i framtiden byta lag. Det är m.a.o. ok!</text:p>
        </text:list-item>
      </text:list>
      <text:p text:style-name="P2">Use-Case: Registrera träff</text:p>
      <text:list xml:id="list1599188787945133849" text:style-name="L11">
        <text:list-item>
          <text:p text:style-name="P8">Ingen reflektion. Ok. Kan dock tänkas att bygga ut detta case med ett annat case som är beroende av detta som möjliggör automatiskt utskick till lämpliga lag för att minska administration och rikta utskicket direkt till lagledaren.</text:p>
        </text:list-item>
      </text:list>
      <text:p text:style-name="P2"/>
      <text:p text:style-name="Standard"><text:span text:style-name="T2"/></text:p>
      <text:p text:style-name="Standard"><text:span text:style-name="T2">Feedback</text:span></text:p>
      <text:p text:style-name="P1">Programmerarperspektiv</text:p>
      <text:p text:style-name="P2"/>
      <text:p text:style-name="P2">Visionsdokumentet:</text:p>
      <text:p text:style-name="P2"><text:soft-page-break/></text:p>
      <text:p text:style-name="P2">1.</text:p>
      <text:p text:style-name="P2">En sak som slår mig om och när man ska jobba iterativt med en kund är att man ska förbättra alla former av det som ligger i att utveckla ett mjukvaruprojekt. Då funderar jag vidare på om det inte vore en bra grej att man även ger ett visionsdokument ett <text:span text:style-name="T1">versionsn</text:span>r. Är det första kundkontakten med kunden kan det heta version 1. Seden 1.1 alt. 2 hur man nu får ett bra system på detta kan man ytterligar funderv på. Kan tänka mig att föreligger en eventuell risk i att reviderade visionsdokument kan ställa till det på olika sätt.</text:p>
      <text:p text:style-name="P2"/>
      <text:p text:style-name="P2">2.</text:p>
      <text:p text:style-name="P2">Sammantagna intrycket av ditt ”projekt” är att du är väldigt strukturerad och har förmåga att bryta ned en text och plocka fram lämpliga aktörer på ett bra sätt, och även fått fram bra use-cases. Intressant att man ser olika saker som viktiga ur en sån text som vi fick som underlag. Genom denna laboration förstår man nu så ännu mycket mer varför en dialog är viktig när man ska utveckla <text:s text:c="2"/>den programvara som slutkunden faktiskt ska känna sig nöjd med.....</text:p>
      <text:p text:style-name="P2"/>
      <text:p text:style-name="P2">3.</text:p>
      <text:p text:style-name="P2">Jag kan känna att även om du hade fotade diagram så underlättar all form av illustration till text. Om du även lagt ytterligare lite extra energi, (utöver din stiliga use-cases-sammanställnings-tabell), <text:s/>på att fixa use-cases diagram hade det resulterat i ett ännu ”proffsigare” intryck mot kunden</text:p>
      <text:p text:style-name="P2"/>
      <text:p text:style-name="P2">Saknar du något i feedback. Säg till så kompletterar jag...</text:p>
      <text:p text:style-name="P2"/>
      <text:p text:style-name="P2">Mvh Andréas Aenmyr WP -14</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4T12:35:58</meta:creation-date>
    <meta:document-statistic meta:table-count="0" meta:image-count="0" meta:object-count="0" meta:page-count="2" meta:paragraph-count="31" meta:word-count="649" meta:character-count="3873"/>
    <dc:date>2014-12-04T13:46:43</dc:date>
    <dc:creator>Andréas  Anemyr</dc:creator>
    <meta:editing-duration>PT5M43S</meta:editing-duration>
    <meta:editing-cycles>1</meta:editing-cycles>
    <meta:generator>OpenOffice/4.1.1$Unix OpenOffice.org_project/411m6$Build-9775</meta:generator>
  </office:meta>
</office:document-meta>
</file>